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fo:font-size="40pt" fo:font-weight="bold" officeooo:paragraph-rsid="00206ce9" style:font-size-asian="35pt" style:font-weight-asian="bold" style:font-size-complex="40pt" style:font-weight-complex="bold"/>
    </style:style>
    <style:style style:name="P2" style:family="paragraph" style:parent-style-name="Standard">
      <style:paragraph-properties fo:text-align="end" style:justify-single-word="false"/>
      <style:text-properties style:font-name="Ubuntu" fo:font-size="40pt" fo:font-weight="bold" officeooo:paragraph-rsid="00206ce9"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Ubuntu" fo:font-size="40pt" fo:font-weight="bold" officeooo:rsid="00206ce9" officeooo:paragraph-rsid="00206ce9" style:font-size-asian="40pt" style:font-weight-asian="bold" style:font-size-complex="40pt" style:font-weight-complex="bold"/>
    </style:style>
    <style:style style:name="P4" style:family="paragraph" style:parent-style-name="Standard">
      <style:text-properties style:font-name="Ubuntu" fo:font-size="20pt" fo:font-weight="bold" officeooo:rsid="0023f20f" officeooo:paragraph-rsid="0023f20f" style:font-size-asian="17.5pt" style:font-weight-asian="bold" style:font-size-complex="20pt" style:font-weight-complex="bold"/>
    </style:style>
    <style:style style:name="P5" style:family="paragraph" style:parent-style-name="Standard">
      <style:paragraph-properties fo:text-align="end" style:justify-single-word="false"/>
      <style:text-properties style:font-name="Ubuntu" fo:font-size="20pt" fo:font-weight="bold" officeooo:rsid="00206ce9" officeooo:paragraph-rsid="00206ce9" style:font-size-asian="17.5pt" style:font-weight-asian="bold" style:font-size-complex="20pt" style:font-weight-complex="bold"/>
    </style:style>
    <style:style style:name="P6" style:family="paragraph" style:parent-style-name="Standard">
      <style:paragraph-properties fo:break-before="page"/>
      <style:text-properties style:font-name="Ubuntu" fo:font-size="20pt" fo:font-weight="bold" officeooo:rsid="0023f20f" officeooo:paragraph-rsid="0023f20f" style:font-size-asian="20pt" style:font-weight-asian="bold" style:font-size-complex="20pt" style:font-weight-complex="bold"/>
    </style:style>
    <style:style style:name="P7" style:family="paragraph" style:parent-style-name="Standard">
      <style:paragraph-properties fo:text-align="end" style:justify-single-word="false"/>
      <style:text-properties style:font-name="Ubuntu" fo:font-size="20pt" fo:font-weight="bold" officeooo:rsid="00206ce9" officeooo:paragraph-rsid="00206ce9" style:font-size-asian="20pt" style:font-weight-asian="bold" style:font-size-complex="20pt" style:font-weight-complex="bold"/>
    </style:style>
    <style:style style:name="P8" style:family="paragraph" style:parent-style-name="Standard">
      <style:text-properties style:font-name="Ubuntu" fo:font-size="12pt" fo:font-weight="bold" officeooo:rsid="0023f20f" officeooo:paragraph-rsid="0023f20f" style:font-size-asian="10.5pt" style:font-weight-asian="bold" style:font-size-complex="12pt" style:font-weight-complex="bold"/>
    </style:style>
    <style:style style:name="P9" style:family="paragraph" style:parent-style-name="Standard">
      <style:text-properties style:font-name="Ubuntu" fo:font-size="14pt" fo:font-weight="bold" officeooo:rsid="0023f20f" officeooo:paragraph-rsid="0023f20f" style:font-size-asian="14pt" style:font-weight-asian="bold" style:font-size-complex="14pt" style:font-weight-complex="bold"/>
    </style:style>
    <style:style style:name="P10" style:family="paragraph" style:parent-style-name="Standard">
      <style:text-properties style:font-name="Ubuntu" fo:font-size="14pt" fo:font-weight="bold" officeooo:rsid="0023f20f" officeooo:paragraph-rsid="0023f20f" style:font-size-asian="12.25pt" style:font-weight-asian="bold" style:font-size-complex="14pt" style:font-weight-complex="bold"/>
    </style:style>
    <style:style style:name="P11" style:family="paragraph" style:parent-style-name="Standard">
      <style:text-properties style:font-name="Ubuntu" fo:font-size="14pt" fo:font-weight="bold" officeooo:rsid="0023f20f" officeooo:paragraph-rsid="0023f20f" style:font-size-asian="14pt" style:font-weight-asian="bold" style:font-size-complex="14pt" style:font-weight-complex="bold"/>
    </style:style>
    <style:style style:name="P12" style:family="paragraph" style:parent-style-name="Standard">
      <style:text-properties style:font-name="Ubuntu" fo:font-size="12pt" fo:font-weight="bold" officeooo:rsid="0023f20f" officeooo:paragraph-rsid="0023f20f" style:font-size-asian="10.5pt" style:font-weight-asian="bold" style:font-size-complex="12pt" style:font-weight-complex="bold"/>
    </style:style>
    <style:style style:name="P13" style:family="paragraph" style:parent-style-name="Standard">
      <style:text-properties style:font-name="Ubuntu"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14" style:family="paragraph" style:parent-style-name="Standard">
      <style:text-properties style:font-name="Ubuntu" fo:font-size="12pt" fo:font-style="italic" fo:font-weight="normal" officeooo:rsid="0023f20f" officeooo:paragraph-rsid="0029f00e" style:font-size-asian="10.5pt" style:font-style-asian="italic" style:font-weight-asian="normal" style:font-size-complex="12pt" style:font-style-complex="italic" style:font-weight-complex="normal"/>
    </style:style>
    <style:style style:name="P15" style:family="paragraph" style:parent-style-name="Standard">
      <style:text-properties style:font-name="Ubuntu" fo:font-size="12pt" fo:font-style="italic" fo:font-weight="bold" officeooo:rsid="0023f20f" officeooo:paragraph-rsid="0023f20f" style:font-size-asian="10.5pt" style:font-style-asian="italic" style:font-weight-asian="bold" style:font-size-complex="12pt" style:font-style-complex="italic" style:font-weight-complex="bold"/>
    </style:style>
    <style:style style:name="T1" style:family="text">
      <style:text-properties style:text-position="super 58%"/>
    </style:style>
    <style:style style:name="T2" style:family="text">
      <style:text-properties officeooo:rsid="00227efd"/>
    </style:style>
    <style:style style:name="T3" style:family="text">
      <style:text-properties style:text-underline-style="solid" style:text-underline-width="auto" style:text-underline-color="font-color"/>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25cd77"/>
    </style:style>
    <style:style style:name="T6" style:family="text">
      <style:text-properties officeooo:rsid="0026a3db"/>
    </style:style>
    <style:style style:name="T7" style:family="text">
      <style:text-properties officeooo:rsid="0029f00e"/>
    </style:style>
    <style:style style:name="T8" style:family="text">
      <style:text-properties officeooo:rsid="002b7ae6"/>
    </style:style>
    <style:style style:name="T9" style:family="text">
      <style:text-properties fo:font-weight="normal" officeooo:rsid="002b7ae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Software Requirement</text:p>
      <text:p text:style-name="P3">Specifications</text:p>
      <text:p text:style-name="P5"/>
      <text:p text:style-name="P7">For</text:p>
      <text:p text:style-name="P5"/>
      <text:p text:style-name="P3">QuickType</text:p>
      <text:p text:style-name="P2"/>
      <text:p text:style-name="P7">Version <text:span text:style-name="T5">0</text:span>.<text:span text:style-name="T5">1</text:span></text:p>
      <text:p text:style-name="P7"/>
      <text:p text:style-name="P7"><text:span text:style-name="T2">Prepared</text:span> by Logan Price</text:p>
      <text:p text:style-name="P7"/>
      <text:p text:style-name="P7">LP Games</text:p>
      <text:p text:style-name="P7"/>
      <text:p text:style-name="P7">March 19<text:span text:style-name="T1">th</text:span>, 2024</text:p>
      <text:p text:style-name="P6">1. <text:tab/><text:span text:style-name="T3">Introduction</text:span></text:p>
      <text:p text:style-name="P8"/>
      <text:p text:style-name="P9">1.1 <text:tab/>Purpose</text:p>
      <text:p text:style-name="P8"/>
      <text:p text:style-name="P13"><text:tab/><text:span text:style-name="T7">This purpose of this document is to specify the software requirements of the program “QuickType” as well as detail the goals the creators wishes to achieve with it and how.</text:span></text:p>
      <text:p text:style-name="P13"/>
      <text:p text:style-name="P9">1.2 <text:tab/>Document Conventions</text:p>
      <text:p text:style-name="P13"/>
      <text:p text:style-name="P13"><text:tab/><text:span text:style-name="T6">This document follows IEEE Std 830-1998 </text:span><text:span text:style-name="T7">guidelines.</text:span></text:p>
      <text:p text:style-name="P13"/>
      <text:p text:style-name="P9">1.3 <text:tab/>Intended Audience and Reading Suggestions</text:p>
      <text:p text:style-name="P13"/>
      <text:p text:style-name="P13"><text:tab/><text:span text:style-name="T7">This document is written for those creating or modifying the software, as well as anyone interested in seeing details about the developmental process of this application.</text:span></text:p>
      <text:p text:style-name="P13"/>
      <text:p text:style-name="P9">1.4 <text:tab/>Product Scope</text:p>
      <text:p text:style-name="P13"/>
      <text:p text:style-name="P14"><text:span text:style-name="T6"><text:tab/>The Purpose of this application, QuickType, is to provide a fun and rewarding way to develop type writing skills. Additionally, QuickType is aimed to be an easy to run, portable, an simple to use program that can be used even by those not familiar with Command Line Interface (CLI) games.</text:span></text:p>
      <text:p text:style-name="P13"/>
      <text:p text:style-name="P9">1.5 <text:tab/>References</text:p>
      <text:p text:style-name="P15"/>
      <text:p text:style-name="P15"><text:tab/><text:span text:style-name="T9">Not applicable.</text:span></text:p>
      <text:p text:style-name="P15"/>
      <text:p text:style-name="P4">2. <text:tab/><text:span text:style-name="T4">Overall Description</text:span></text:p>
      <text:p text:style-name="P8"/>
      <text:p text:style-name="P9">2.1 <text:tab/>Product Perspective</text:p>
      <text:p text:style-name="P9">2.2 <text:tab/>User Classes and Characteristics</text:p>
      <text:p text:style-name="P9">2.3 <text:tab/>Operating Environment</text:p>
      <text:p text:style-name="P9">2.4 <text:tab/>Design and Implementation Constraints</text:p>
      <text:p text:style-name="P9">2.5 <text:tab/>User Documentation</text:p>
      <text:p text:style-name="P9">2.5 <text:tab/>Assumptions and Dependencies</text:p>
      <text:p text:style-name="P8"/>
      <text:p text:style-name="P4">3. <text:tab/><text:span text:style-name="T3">External Interface Requirements</text:span></text:p>
      <text:p text:style-name="P8"/>
      <text:p text:style-name="P10">3.1 <text:tab/>User Interfaces</text:p>
      <text:p text:style-name="P10">3.2 <text:tab/>Hardware Interfaces</text:p>
      <text:p text:style-name="P10">3.3 <text:tab/>Software Interfaces</text:p>
      <text:p text:style-name="P10">3.4 <text:tab/>Communications Interfaces</text:p>
      <text:p text:style-name="P8"/>
      <text:p text:style-name="P4">4. <text:tab/><text:span text:style-name="T3">System Features</text:span></text:p>
      <text:p text:style-name="P8"><text:soft-page-break/></text:p>
      <text:p text:style-name="P4">5. <text:tab/><text:span text:style-name="T3">Other Nonfunctional Requirements</text:span></text:p>
      <text:p text:style-name="P8"/>
      <text:p text:style-name="P10">5.1 <text:tab/>Performance Requirements</text:p>
      <text:p text:style-name="P10">5.2 <text:tab/>Safety Requirements</text:p>
      <text:p text:style-name="P10">5.3 <text:tab/>Security Requirements</text:p>
      <text:p text:style-name="P10">5.4 <text:tab/>Software Quality Attributes</text:p>
      <text:p text:style-name="P10">5.5 <text:tab/>Business Rules</text:p>
      <text:p text:style-name="P8"/>
      <text:p text:style-name="P4">6. <text:tab/><text:span text:style-name="T3">Other Requirements</text:span></text:p>
      <text:p text:style-name="P8"/>
      <text:p text:style-name="P4">Appendix A: Glossary</text:p>
      <text:p text:style-name="P4">Appendix B: Analysis Models</text:p>
      <text:p text:style-name="P4">Appendix C: To Be Determined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2:40:19.554894176</meta:creation-date>
    <meta:generator>LibreOffice/7.3.7.2$Linux_X86_64 LibreOffice_project/30$Build-2</meta:generator>
    <dc:date>2024-03-20T21:34:26.843628968</dc:date>
    <meta:editing-duration>PT5M49S</meta:editing-duration>
    <meta:editing-cycles>5</meta:editing-cycles>
    <meta:document-statistic meta:table-count="0" meta:image-count="0" meta:object-count="0" meta:page-count="3" meta:paragraph-count="42" meta:word-count="230" meta:character-count="1565" meta:non-whitespace-character-count="1346"/>
  </office:meta>
</office:document-meta>
</file>